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174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771in" table:align="margins"/>
    </style:style>
    <style:style style:name="Table6.A" style:family="table-column">
      <style:table-column-properties style:column-width="1.3882in" style:rel-column-width="32767*"/>
    </style:style>
    <style:style style:name="Table6.B" style:family="table-column">
      <style:table-column-properties style:column-width="1.3889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3.1299in"/>
    </style:style>
    <style:style style:name="Table11.C" style:family="table-column">
      <style:table-column-properties style:column-width="0.8125in"/>
    </style:style>
    <style:style style:name="Table11.D" style:family="table-column">
      <style:table-column-properties style:column-width="1.1875in"/>
    </style:style>
    <style:style style:name="Table11.E" style:family="table-column">
      <style:table-column-properties style:column-width="0.93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3.0896in" table:align="margins"/>
    </style:style>
    <style:style style:name="Table12.A" style:family="table-column">
      <style:table-column-properties style:column-width="1.5444in" style:rel-column-width="32767*"/>
    </style:style>
    <style:style style:name="Table12.B" style:family="table-column">
      <style:table-column-properties style:column-width="1.5451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6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3.1299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3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3.0896in" table:align="margins"/>
    </style:style>
    <style:style style:name="Table3.A" style:family="table-column">
      <style:table-column-properties style:column-width="1.5444in" style:rel-column-width="32767*"/>
    </style:style>
    <style:style style:name="Table3.B" style:family="table-column">
      <style:table-column-properties style:column-width="1.5451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896in" table:align="margins"/>
    </style:style>
    <style:style style:name="Table4.A" style:family="table-column">
      <style:table-column-properties style:column-width="4.4306in" style:rel-column-width="43404*"/>
    </style:style>
    <style:style style:name="Table4.B" style:family="table-column">
      <style:table-column-properties style:column-width="2.259in" style:rel-column-width="2213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6201in"/>
    </style:style>
    <style:style style:name="Table5.B" style:family="table-column">
      <style:table-column-properties style:column-width="3.1299in"/>
    </style:style>
    <style:style style:name="Table5.C" style:family="table-column">
      <style:table-column-properties style:column-width="0.8125in"/>
    </style:style>
    <style:style style:name="Table5.D" style:family="table-column">
      <style:table-column-properties style:column-width="1.1875in"/>
    </style:style>
    <style:style style:name="Table5.E" style:family="table-column">
      <style:table-column-properties style:column-width="0.9375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5.2" style:family="table-row">
      <style:table-row-properties style:min-row-height="0.0097in"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5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5.21" style:family="table-row">
      <style:table-row-properties style:min-row-height="0.2875in" fo:background-color="transparent" fo:keep-together="auto">
        <style:background-image/>
      </style:table-row-properties>
    </style:style>
    <style:style style:name="Table5.22" style:family="table-row">
      <style:table-row-properties style:min-row-height="0.2042in" fo:background-color="transparent" fo:keep-together="auto">
        <style:background-image/>
      </style:table-row-properties>
    </style:style>
    <style:style style:name="Table5.A23" style:family="table-cell">
      <style:table-cell-properties fo:padding="0.0201in" fo:border="none"/>
    </style:style>
    <style:style style:name="Table5.B23" style:family="table-cell">
      <style:table-cell-properties fo:padding="0.0201in" fo:border="none"/>
    </style:style>
    <style:style style:name="Table5.C23" style:family="table-cell">
      <style:table-cell-properties fo:padding="0.0201in" fo:border="none"/>
    </style:style>
    <style:style style:name="Table8" style:family="table">
      <style:table-properties style:width="3.0896in" table:align="margins"/>
    </style:style>
    <style:style style:name="Table8.A" style:family="table-column">
      <style:table-column-properties style:column-width="1.5444in" style:rel-column-width="32767*"/>
    </style:style>
    <style:style style:name="Table8.B" style:family="table-column">
      <style:table-column-properties style:column-width="1.5451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  <style:text-properties style:font-name="Source Sans Pro" fo:font-size="10pt" officeooo:rsid="0020b251" officeooo:paragraph-rsid="0091770d" style:font-size-asian="10pt" style:font-size-complex="10pt"/>
    </style:style>
    <style:style style:name="P2" style:family="paragraph" style:parent-style-name="Standard">
      <style:paragraph-properties fo:line-height="150%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87112b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62b530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87112b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7112b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87112b" style:font-size-asian="9pt" style:font-size-complex="9pt"/>
    </style:style>
    <style:style style:name="P20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Source Sans Pro" officeooo:paragraph-rsid="0062b530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ource Sans Pro" officeooo:paragraph-rsid="00733322"/>
    </style:style>
    <style:style style:name="P2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87112b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Source Sans Pro" officeooo:paragraph-rsid="0087112b"/>
    </style:style>
    <style:style style:name="P32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Source Sans Pro" fo:font-size="9pt" officeooo:paragraph-rsid="0087112b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d7ff0" style:font-size-asian="9pt" style:font-size-complex="9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87112b" style:font-size-asian="9pt" style:font-size-complex="9pt"/>
    </style:style>
    <style:style style:name="P3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2" style:family="paragraph" style:parent-style-name="Table_20_Contents">
      <style:paragraph-properties fo:line-height="100%"/>
      <style:text-properties style:font-name="Source Sans Pro" fo:font-size="9pt" officeooo:paragraph-rsid="0087112b" style:font-size-asian="9pt" style:font-size-complex="9pt"/>
    </style:style>
    <style:style style:name="P43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87112b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officeooo:paragraph-rsid="0087112b" style:font-size-asian="9pt" style:font-size-complex="9pt"/>
    </style:style>
    <style:style style:name="P5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87112b" style:font-size-asian="9pt" style:font-size-complex="9pt"/>
    </style:style>
    <style:style style:name="P5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56" style:family="paragraph" style:parent-style-name="Table_20_Contents">
      <style:text-properties style:font-name="Source Sans Pro" fo:font-size="9pt" officeooo:rsid="00057f84" officeooo:paragraph-rsid="0087112b" style:font-size-asian="9pt" style:font-size-complex="9pt"/>
    </style:style>
    <style:style style:name="P5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58" style:family="paragraph" style:parent-style-name="Table_20_Contents">
      <style:text-properties style:font-name="Source Sans Pro" fo:font-size="9pt" officeooo:paragraph-rsid="0087112b" style:font-size-asian="9pt" style:font-size-complex="9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1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63" style:family="paragraph" style:parent-style-name="Table_20_Contents">
      <style:paragraph-properties fo:line-height="100%"/>
      <style:text-properties style:font-name="Source Sans Pro" fo:font-size="9pt" fo:font-style="italic" officeooo:paragraph-rsid="0087112b" style:font-size-asian="9pt" style:font-style-asian="italic" style:font-size-complex="9pt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87112b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87112b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87112b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87112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87112b" style:font-size-asian="9pt" style:font-weight-asian="normal" style:font-size-complex="9pt" style:font-weight-complex="normal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87112b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87112b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87112b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87112b" style:font-size-asian="8.5pt" style:font-weight-asian="bold" style:font-size-complex="8.5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87112b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733322" style:font-size-asian="10.5pt" style:font-weight-asian="bold" style:font-size-complex="10.5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1718a1" style:font-size-asian="10.5pt" style:font-weight-asian="bold" style:font-size-complex="10.5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87112b" style:font-size-asian="10.5pt" style:font-weight-asian="bold" style:font-size-complex="10.5pt" style:font-weight-complex="bold"/>
    </style:style>
    <style:style style:name="P9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9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87112b" style:font-size-asian="10pt" style:font-size-complex="10pt"/>
    </style:style>
    <style:style style:name="P101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2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3" style:family="paragraph" style:parent-style-name="Table_20_Heading">
      <style:text-properties style:font-name="Source Sans Pro" fo:font-size="10pt" officeooo:rsid="0094df37" officeooo:paragraph-rsid="0087112b" style:font-size-asian="10pt" style:font-size-complex="10pt"/>
    </style:style>
    <style:style style:name="P104" style:family="paragraph" style:parent-style-name="Table_20_Heading">
      <style:text-properties style:font-name="Source Sans Pro" fo:font-size="10pt" officeooo:rsid="00668041" officeooo:paragraph-rsid="00733322" style:font-size-asian="10pt" style:font-size-complex="10pt"/>
    </style:style>
    <style:style style:name="P105" style:family="paragraph" style:parent-style-name="Table_20_Heading">
      <style:text-properties style:font-name="Source Sans Pro" fo:font-size="10pt" officeooo:rsid="00668041" officeooo:paragraph-rsid="0087112b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0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08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0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87112b" style:font-size-asian="10pt" style:font-size-complex="10pt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87112b" style:font-size-asian="10pt" style:font-size-complex="10pt"/>
    </style:style>
    <style:style style:name="P112" style:family="paragraph" style:parent-style-name="Table_20_Heading">
      <style:text-properties style:font-name="Source Sans Pro" fo:font-size="9.5pt" officeooo:rsid="00668041" officeooo:paragraph-rsid="00668041" style:font-size-asian="9.5pt" style:font-size-complex="9.5pt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7112b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7112b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Source Sans Pro" fo:font-size="9pt" officeooo:paragraph-rsid="0096ceee" style:font-size-asian="9pt" style:font-size-complex="9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6ceee" style:font-size-asian="9pt" style:font-size-complex="9pt"/>
    </style:style>
    <style:style style:name="P119" style:family="paragraph" style:parent-style-name="Table_20_Contents">
      <style:paragraph-properties fo:line-height="100%"/>
      <style:text-properties style:font-name="Source Sans Pro" fo:font-size="9pt" officeooo:paragraph-rsid="0096ceee" style:font-size-asian="9pt" style:font-size-complex="9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6ceee" style:font-size-asian="9pt" style:font-size-complex="9pt"/>
    </style:style>
    <style:style style:name="P121" style:family="paragraph" style:parent-style-name="Table_20_Contents">
      <style:paragraph-properties fo:text-align="center" style:justify-single-word="false"/>
      <style:text-properties style:font-name="Source Sans Pro" fo:font-size="9pt" officeooo:paragraph-rsid="0096ceee" style:font-size-asian="9pt" style:font-size-complex="9pt"/>
    </style:style>
    <style:style style:name="P1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6ceee" style:font-size-asian="9pt" style:font-size-complex="9pt"/>
    </style:style>
    <style:style style:name="P123" style:family="paragraph" style:parent-style-name="Table_20_Contents">
      <style:text-properties style:font-name="Source Sans Pro" fo:font-size="9pt" officeooo:rsid="00057f84" officeooo:paragraph-rsid="0096ceee" style:font-size-asian="9pt" style:font-size-complex="9pt"/>
    </style:style>
    <style:style style:name="P124" style:family="paragraph" style:parent-style-name="Table_20_Contents">
      <style:text-properties style:font-name="Source Sans Pro" fo:font-size="9pt" officeooo:paragraph-rsid="0096ceee" style:font-size-asian="9pt" style:font-size-complex="9pt"/>
    </style:style>
    <style:style style:name="P125" style:family="paragraph" style:parent-style-name="Table_20_Contents">
      <style:paragraph-properties fo:line-height="100%"/>
      <style:text-properties style:font-name="Source Sans Pro" fo:font-size="9pt" fo:font-style="italic" officeooo:paragraph-rsid="0096ceee" style:font-size-asian="9pt" style:font-style-asian="italic" style:font-size-complex="9pt" style:font-style-complex="italic"/>
    </style:style>
    <style:style style:name="P12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6ceee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6ceee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6ceee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6ceee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6ceee" style:font-size-asian="9pt" style:font-weight-asian="normal" style:font-size-complex="9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6ceee" style:font-size-asian="9pt" style:font-weight-asian="normal" style:font-size-complex="9pt" style:font-weight-complex="normal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6ceee" style:font-size-asian="9pt" style:font-weight-asian="normal" style:font-size-complex="9pt" style:font-weight-complex="normal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6ceee" style:font-size-asian="9pt" style:font-weight-asian="normal" style:font-size-complex="9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96ceee" style:font-size-asian="8.5pt" style:font-weight-asian="bold" style:font-size-complex="8.5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6ceee" style:font-size-asian="10.5pt" style:font-weight-asian="bold" style:font-size-complex="10.5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96ceee" style:font-size-asian="10.5pt" style:font-weight-asian="bold" style:font-size-complex="10.5pt" style:font-weight-complex="bold"/>
    </style:style>
    <style:style style:name="P137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6ceee" style:font-size-asian="7pt" style:font-weight-asian="bold" style:font-size-complex="7pt" style:font-weight-complex="bold"/>
    </style:style>
    <style:style style:name="P1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6ceee" style:font-size-asian="7pt" style:font-weight-asian="bold" style:font-size-complex="7pt" style:font-weight-complex="bold"/>
    </style:style>
    <style:style style:name="P13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6ceee" style:font-size-asian="10pt" style:font-size-complex="10pt"/>
    </style:style>
    <style:style style:name="P140" style:family="paragraph" style:parent-style-name="Table_20_Heading">
      <style:text-properties style:font-name="Source Sans Pro" fo:font-size="10pt" officeooo:rsid="0094df37" officeooo:paragraph-rsid="0096ceee" style:font-size-asian="10pt" style:font-size-complex="10pt"/>
    </style:style>
    <style:style style:name="P141" style:family="paragraph" style:parent-style-name="Table_20_Heading">
      <style:text-properties style:font-name="Source Sans Pro" fo:font-size="10pt" officeooo:rsid="00668041" officeooo:paragraph-rsid="0096ceee" style:font-size-asian="10pt" style:font-size-complex="10pt"/>
    </style:style>
    <style:style style:name="P14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6ceee" style:font-size-asian="10pt" style:font-size-complex="10pt"/>
    </style:style>
    <style:style style:name="P14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6ceee" style:font-size-asian="10pt" style:font-size-complex="10pt"/>
    </style:style>
    <style:style style:name="P144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6ceee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96ceee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6ceee" style:font-size-asian="9pt" style:font-size-complex="9pt"/>
    </style:style>
    <style:style style:name="P149" style:family="paragraph" style:parent-style-name="Standard">
      <style:text-properties style:font-name="Source Sans Pro" fo:font-size="9pt" officeooo:rsid="00057f84" officeooo:paragraph-rsid="0096ceee" style:font-size-asian="9pt" style:font-size-complex="9pt"/>
    </style:style>
    <style:style style:name="P15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6ceee" style:font-size-asian="9pt" style:font-size-complex="9pt"/>
    </style:style>
    <style:style style:name="P151" style:family="paragraph" style:parent-style-name="Standard">
      <style:paragraph-properties fo:line-height="100%"/>
      <style:text-properties style:font-name="Source Sans Pro" fo:font-size="9pt" officeooo:paragraph-rsid="0096ceee" style:font-size-asian="9pt" style:font-size-complex="9pt"/>
    </style:style>
    <style:style style:name="P152" style:family="paragraph" style:parent-style-name="Standard">
      <style:text-properties style:font-name="Source Sans Pro" officeooo:paragraph-rsid="0096ceee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sale in objects"&gt;</text:placeholder></text:p>
      <text:p text:style-name="P3"><text:placeholder text:placeholder-type="text">&lt;if test="invoice_e == 'true'"&gt;</text:placeholder></text:p>
      <text:p text:style-name="P5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8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15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1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2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8">Código</text:p>
          </table:table-cell>
          <table:table-cell table:style-name="Table2.A1" office:value-type="string">
            <text:p text:style-name="P101">Descripción</text:p>
          </table:table-cell>
          <table:table-cell table:style-name="Table2.A1" office:value-type="string">
            <text:p text:style-name="P112">Cant.</text:p>
          </table:table-cell>
          <table:table-cell table:style-name="Table2.A1" office:value-type="string">
            <text:p text:style-name="P106">P. Unit.</text:p>
          </table:table-cell>
          <table:table-cell table:style-name="Table2.A1" office:value-type="string">
            <text:p text:style-name="P107">Subt.</text:p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for each="line in invoice.lines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choose test="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when test="line.type == 'line'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17"><text:placeholder text:placeholder-type="text">&lt;if test="line.product.code"&gt;</text:placeholder> </text:p>
            <text:p text:style-name="P40"><text:placeholder text:placeholder-type="text">&lt;line.product.code[0:7]&gt;</text:placeholder> </text:p>
            <text:p text:style-name="P35"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20"><text:placeholder text:placeholder-type="text">&lt;for each="line in line.product.name.split('\n')"&gt;</text:placeholder></text:p>
            <text:p text:style-name="P43"><text:placeholder text:placeholder-type="text">&lt;line&gt;</text:placeholder></text:p>
            <text:p text:style-name="P59"><text:placeholder text:placeholder-type="text">&lt;/for&gt;</text:placeholder> </text:p>
            <text:p text:style-name="P59"><text:placeholder text:placeholder-type="text">&lt;/if&gt;</text:placeholder></text:p>
            <text:p text:style-name="P6"><text:placeholder text:placeholder-type="text">&lt;if test="lineas &gt; 3"&gt;</text:placeholder></text:p>
            <text:p text:style-name="P39"><text:placeholder text:placeholder-type="text">&lt;for each="line in line.product.name[0:40].split('\n')"&gt;</text:placeholder></text:p>
            <text:p text:style-name="P39"><text:placeholder text:placeholder-type="text">&lt;line&gt;</text:placeholder></text:p>
            <text:p text:style-name="P39"><text:placeholder text:placeholder-type="text">&lt;/for&gt;</text:placeholder></text:p>
            <text:p text:style-name="P60"><text:placeholder text:placeholder-type="text">&lt;/if&gt;</text:placeholder></text:p>
          </table:table-cell>
          <table:table-cell table:style-name="Table2.A2" office:value-type="string">
            <text:p text:style-name="P35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36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34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when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when test="line.type == 'subtotal'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9"><text:placeholder text:placeholder-type="text">&lt;/for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when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when test="line.type == 'title'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for each="line in line.description.split('\n')"&gt;</text:placeholder></text:p>
            <text:p text:style-name="P61"><text:soft-page-break/><text:placeholder text:placeholder-type="text">&lt;line&gt;</text:placeholder></text:p>
            <text:p text:style-name="P39"><text:placeholder text:placeholder-type="text">&lt;/for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when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otherwise test="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9"><text:placeholder text:placeholder-type="text">&lt;/for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otherwise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choose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9"><text:placeholder text:placeholder-type="text">&lt;/for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4"/>
          </table:table-cell>
        </table:table-row>
        <table:table-row table:style-name="Table2.1"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D18" office:value-type="string">
            <text:p text:style-name="P64">Subtotal:</text:p>
          </table:table-cell>
          <table:table-cell table:style-name="Table2.D18" office:value-type="string">
            <text:p text:style-name="P83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15">SON:</text:p>
          </table:table-cell>
          <table:table-cell table:style-name="Table2.A2" office:value-type="string">
            <text:p text:style-name="P11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7">Descuento:</text:p>
          </table:table-cell>
          <table:table-cell table:style-name="Table2.A2" office:value-type="string">
            <text:p text:style-name="P76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70">Subtotal <text:span text:style-name="T6">0</text:span>%:</text:p>
          </table:table-cell>
          <table:table-cell table:style-name="Table2.A2" office:value-type="string">
            <text:p text:style-name="P80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89">Subtotal <text:span text:style-name="T6">12</text:span>%:</text:p>
          </table:table-cell>
          <table:table-cell table:style-name="Table2.A2" office:value-type="string">
            <text:p text:style-name="P77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1"><text:s text:c="2"/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73">IVA 12%:</text:p>
          </table:table-cell>
          <table:table-cell table:style-name="Table2.A2" office:value-type="string">
            <text:p text:style-name="P86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47"/>
          </table:table-cell>
          <table:table-cell table:style-name="Table2.B23" office:value-type="string">
            <text:p text:style-name="P10"/>
            <text:p text:style-name="P10"/>
            <text:p text:style-name="P10"/>
            <text:p text:style-name="P11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2">________________</text:p>
                  <text:p text:style-name="P52">Firma Autorizada </text:p>
                </table:table-cell>
                <table:table-cell table:style-name="Table6.A1" office:value-type="string">
                  <text:p text:style-name="P52">_______________</text:p>
                  <text:p text:style-name="P52"><text:s text:c="2"/>Cliente</text:p>
                </table:table-cell>
              </table:table-row>
            </table:table>
            <text:p text:style-name="P23"/>
          </table:table-cell>
          <table:table-cell table:style-name="Table2.C23" office:value-type="string">
            <text:p text:style-name="P10"/>
          </table:table-cell>
          <table:table-cell table:style-name="Table2.A2" office:value-type="string">
            <text:p text:style-name="P93">TOTAL:</text:p>
          </table:table-cell>
          <table:table-cell table:style-name="Table2.A2" office:value-type="string">
            <text:p text:style-name="P96"><text:placeholder text:placeholder-type="text">&lt;formatLang(invoice.total_amount, invoice.party.lang, currency=invoice.currency)&gt;</text:placeholder></text:p>
          </table:table-cell>
        </table:table-row>
      </table:table>
      <text:p text:style-name="P21"><text:placeholder text:placeholder-type="text">&lt;/if&gt;</text:placeholder></text:p>
      <text:p text:style-name="P26"><text:placeholder text:placeholder-type="text">&lt;/if&gt;</text:placeholder></text:p>
      <text:p text:style-name="P144"><text:placeholder text:placeholder-type="text">&lt;if test="invoice_e == 'false'"&gt;</text:placeholder></text:p>
      <text:p text:style-name="P22"><text:placeholder text:placeholder-type="text">&lt;if test="sale.state == 'quotation'"&gt;</text:placeholder></text:p>
      <text:p text:style-name="P30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9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9"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9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6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6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6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33"/>
          </table:table-cell>
        </table:table-row>
      </table:table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0">Código</text:p>
          </table:table-cell>
          <table:table-cell table:style-name="Table11.A1" office:value-type="string">
            <text:p text:style-name="P103">Descripción</text:p>
          </table:table-cell>
          <table:table-cell table:style-name="Table11.A1" office:value-type="string">
            <text:p text:style-name="P105">Cant.</text:p>
          </table:table-cell>
          <table:table-cell table:style-name="Table11.A1" office:value-type="string">
            <text:p text:style-name="P111">P. Unit.</text:p>
          </table:table-cell>
          <table:table-cell table:style-name="Table11.A1" office:value-type="string">
            <text:p text:style-name="P109">Subt.</text:p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for each="line in invoice.lines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choose test="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when test="line.type == 'line'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42"><text:placeholder text:placeholder-type="text">&lt;line.product.code[0:7]&gt;</text:placeholder> </text:p>
            <text:p text:style-name="P38"><text:placeholder text:placeholder-type="text">&lt;/if&gt;</text:placeholder></text:p>
          </table:table-cell>
          <table:table-cell table:style-name="Table11.A2" office:value-type="string">
            <text:p text:style-name="P42"><text:placeholder text:placeholder-type="text">&lt;for each="line in line.product.name[0:40]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1.A2" office:value-type="string">
            <text:p text:style-name="P38"><text:placeholder text:placeholder-type="text">&lt;(formatLang(line.quantity, invoice.party.lang))&gt;</text:placeholder></text:p>
          </table:table-cell>
          <table:table-cell table:style-name="Table11.A2" office:value-type="string">
            <text:p text:style-name="P38"><text:placeholder text:placeholder-type="text">&lt;formatLang(line.product.template.list_price, invoice.party.lang, currency=invoice.currency)&gt;</text:placeholder></text:p>
          </table:table-cell>
          <table:table-cell table:style-name="Table11.A2" office:value-type="string">
            <text:p text:style-name="P38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when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when test="line.type == 'subtotal'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when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when test="line.type == 'title'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for each="line in line.description.split('\n')"&gt;</text:placeholder></text:p>
            <text:p text:style-name="P63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when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otherwise test=""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otherwise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choose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</table:table-row>
        <table:table-row table:style-name="Table11.2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placeholder text:placeholder-type="text">&lt;/for&gt;</text:placeholder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6"/>
          </table:table-cell>
        </table:table-row>
        <table:table-row table:style-name="Table11.1"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58"/>
          </table:table-cell>
          <table:table-cell table:style-name="Table11.D18" office:value-type="string">
            <text:p text:style-name="P66">Subtotal:</text:p>
          </table:table-cell>
          <table:table-cell table:style-name="Table11.D18" office:value-type="string">
            <text:p text:style-name="P85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16">SON:</text:p>
          </table:table-cell>
          <table:table-cell table:style-name="Table11.A2" office:value-type="string">
            <text:p text:style-name="P114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69">Descuento:</text:p>
          </table:table-cell>
          <table:table-cell table:style-name="Table11.A2" office:value-type="string">
            <text:p text:style-name="P79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72">Subtotal <text:span text:style-name="T6">0</text:span>%:</text:p>
          </table:table-cell>
          <table:table-cell table:style-name="Table11.A2" office:value-type="string">
            <text:p text:style-name="P82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90">Subtotal <text:span text:style-name="T6">12</text:span>%:</text:p>
          </table:table-cell>
          <table:table-cell table:style-name="Table11.A2" office:value-type="string">
            <text:p text:style-name="P79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56"><text:s text:c="2"/></text:p>
          </table:table-cell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75">IVA 12%:</text:p>
          </table:table-cell>
          <table:table-cell table:style-name="Table11.A2" office:value-type="string">
            <text:p text:style-name="P88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49"/>
          </table:table-cell>
          <table:table-cell table:style-name="Table11.B23" office:value-type="string">
            <text:p text:style-name="P13"/>
            <text:p text:style-name="P13"/>
            <text:p text:style-name="P13"/>
            <text:p text:style-name="P1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4">________________</text:p>
                  <text:p text:style-name="P54">Firma Autorizada </text:p>
                </table:table-cell>
                <table:table-cell table:style-name="Table12.A1" office:value-type="string">
                  <text:p text:style-name="P54">_______________</text:p>
                  <text:p text:style-name="P54"><text:s text:c="2"/>Cliente</text:p>
                </table:table-cell>
              </table:table-row>
            </table:table>
            <text:p text:style-name="P31"/>
          </table:table-cell>
          <table:table-cell table:style-name="Table11.C23" office:value-type="string">
            <text:p text:style-name="P13"/>
          </table:table-cell>
          <table:table-cell table:style-name="Table11.A2" office:value-type="string">
            <text:p text:style-name="P94">TOTAL:</text:p>
          </table:table-cell>
          <table:table-cell table:style-name="Table11.A2" office:value-type="string">
            <text:p text:style-name="P97"><text:placeholder text:placeholder-type="text">&lt;formatLang(invoice.total_amount, invoice.party.lang, currency=invoice.currency)&gt;</text:placeholder></text:p>
          </table:table-cell>
        </table:table-row>
      </table:table>
      <text:p text:style-name="P25"/>
      <text:p text:style-name="P25"><text:placeholder text:placeholder-type="text">&lt;/if&gt;</text:placeholder></text:p>
      <text:p text:style-name="P22"><text:placeholder text:placeholder-type="text">&lt;if test="sale.state == 'draft'"&gt;</text:placeholder></text:p>
      <text:p text:style-name="P29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8"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4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14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2"/>
          </table:table-cell>
        </table:table-row>
      </table:table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9">Código</text:p>
          </table:table-cell>
          <table:table-cell table:style-name="Table1.A1" office:value-type="string">
            <text:p text:style-name="P102">Descripción</text:p>
          </table:table-cell>
          <table:table-cell table:style-name="Table1.A1" office:value-type="string">
            <text:p text:style-name="P104">Cant.</text:p>
          </table:table-cell>
          <table:table-cell table:style-name="Table1.A1" office:value-type="string">
            <text:p text:style-name="P110">P. Unit.</text:p>
          </table:table-cell>
          <table:table-cell table:style-name="Table1.A1" office:value-type="string">
            <text:p text:style-name="P108">Subt.</text:p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for each="line in invoice.lines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choose test="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when test="line.type == 'line'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18"><text:placeholder text:placeholder-type="text">&lt;if test="line.product.code"&gt;</text:placeholder> </text:p>
            <text:p text:style-name="P41"><text:placeholder text:placeholder-type="text">&lt;line.product.code[0:7]&gt;</text:placeholder> </text:p>
            <text:p text:style-name="P37"><text:placeholder text:placeholder-type="text">&lt;/if&gt;</text:placeholder></text:p>
          </table:table-cell>
          <table:table-cell table:style-name="Table1.A2" office:value-type="string">
            <text:p text:style-name="P41"><text:placeholder text:placeholder-type="text">&lt;for each="line in line.product.name[0:40]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.A2" office:value-type="string">
            <text:p text:style-name="P37"><text:placeholder text:placeholder-type="text">&lt;(formatLang(line.quantity, invoice.party.lang))&gt;</text:placeholder></text:p>
          </table:table-cell>
          <table:table-cell table:style-name="Table1.A2" office:value-type="string">
            <text:p text:style-name="P37"><text:placeholder text:placeholder-type="text">&lt;formatLang(line.product.template.list_price, invoice.party.lang, currency=invoice.currency)&gt;</text:placeholder></text:p>
          </table:table-cell>
          <table:table-cell table:style-name="Table1.A2" office:value-type="string">
            <text:p text:style-name="P3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when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when test="line.type == 'subtotal'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when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when test="line.type == 'title'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41"><text:soft-page-break/><text:placeholder text:placeholder-type="text">&lt;/for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when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otherwise test=""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otherwise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choose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1"><text:placeholder text:placeholder-type="text">&lt;/for&gt;</text:placeholder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D18" office:value-type="string">
            <text:p text:style-name="P65">S<text:span text:style-name="T11">ub</text:span>total:</text:p>
          </table:table-cell>
          <table:table-cell table:style-name="Table1.D18" office:value-type="string">
            <text:p text:style-name="P84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15">SON:</text:p>
          </table:table-cell>
          <table:table-cell table:style-name="Table1.A2" office:value-type="string">
            <text:p text:style-name="P11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8">Descuento:</text:p>
          </table:table-cell>
          <table:table-cell table:style-name="Table1.A2" office:value-type="string">
            <text:p text:style-name="P78"><text:placeholder text:placeholder-type="text">&lt;formatLang(descuento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71">Subtotal <text:span text:style-name="T6">0</text:span>%:</text:p>
          </table:table-cell>
          <table:table-cell table:style-name="Table1.A2" office:value-type="string">
            <text:p text:style-name="P81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91">Subtotal <text:span text:style-name="T6">12</text:span>%:</text:p>
          </table:table-cell>
          <table:table-cell table:style-name="Table1.A2" office:value-type="string">
            <text:p text:style-name="P78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5"><text:s text:c="2"/>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4">IVA 12%:</text:p>
          </table:table-cell>
          <table:table-cell table:style-name="Table1.A2" office:value-type="string">
            <text:p text:style-name="P87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48"/>
          </table:table-cell>
          <table:table-cell table:style-name="Table1.B23" office:value-type="string">
            <text:p text:style-name="P12"/>
            <text:p text:style-name="P12"/>
            <text:p text:style-name="P12"/>
            <text:p text:style-name="P1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3">________________</text:p>
                  <text:p text:style-name="P53">Firma Autorizada </text:p>
                </table:table-cell>
                <table:table-cell table:style-name="Table3.A1" office:value-type="string">
                  <text:p text:style-name="P53">_______________</text:p>
                  <text:p text:style-name="P53"><text:s text:c="2"/>Cliente</text:p>
                </table:table-cell>
              </table:table-row>
            </table:table>
            <text:p text:style-name="P28"/>
          </table:table-cell>
          <table:table-cell table:style-name="Table1.C23" office:value-type="string">
            <text:p text:style-name="P12"/>
          </table:table-cell>
          <table:table-cell table:style-name="Table1.A2" office:value-type="string">
            <text:p text:style-name="P92">TOTAL:</text:p>
          </table:table-cell>
          <table:table-cell table:style-name="Table1.A2" office:value-type="string">
            <text:p text:style-name="P95"><text:placeholder text:placeholder-type="text">&lt;formatLang(invoice.total_amount, invoice.party.lang, currency=invoice.currency)&gt;</text:placeholder></text:p>
          </table:table-cell>
        </table:table-row>
      </table:table>
      <text:p text:style-name="P24"><text:placeholder text:placeholder-type="text">&lt;/if&gt;</text:placeholder></text:p>
      <text:p text:style-name="P147">BORRADOR DE ORDEN DE VENT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8">Cliente: <text:span text:style-name="T1"><text:placeholder text:placeholder-type="text">&lt;invoice.party.name&gt;</text:placeholder></text:span></text:p>
          </table:table-cell>
          <table:table-cell table:style-name="Table4.A1" office:value-type="string">
            <text:p text:style-name="P14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4.A1" office:value-type="string">
            <text:p text:style-name="P148">RUC:<text:tab/><text:placeholder text:placeholder-type="text">&lt;invoice.party.vat_code&gt;</text:placeholder><text:tab/></text:p>
          </table:table-cell>
          <table:table-cell table:style-name="Table4.A1" office:value-type="string">
            <text:p text:style-name="P14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4.A1" office:value-type="string">
            <text:p text:style-name="P150"><text:span text:style-name="T2">Fecha: </text:span><text:placeholder text:placeholder-type="text">&lt;formatLang(sale.sale_date, invoice.party.lang)&gt;</text:placeholder> <text:s/></text:p>
          </table:table-cell>
          <table:table-cell table:style-name="Table4.A1" office:value-type="string">
            <text:p text:style-name="P15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4.A1" office:value-type="string">
            <text:p text:style-name="P15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4.A1" office:value-type="string">
            <text:p text:style-name="P117"/>
          </table:table-cell>
        </table:table-row>
      </table:table>
      <text:p text:style-name="P1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P139">Código</text:p>
          </table:table-cell>
          <table:table-cell table:style-name="Table5.A1" office:value-type="string">
            <text:p text:style-name="P140">Descripción</text:p>
          </table:table-cell>
          <table:table-cell table:style-name="Table5.A1" office:value-type="string">
            <text:p text:style-name="P141">Cant.</text:p>
          </table:table-cell>
          <table:table-cell table:style-name="Table5.A1" office:value-type="string">
            <text:p text:style-name="P143">P. Unit.</text:p>
          </table:table-cell>
          <table:table-cell table:style-name="Table5.A1" office:value-type="string">
            <text:p text:style-name="P142">Subt.</text:p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for each="line in invoice.lines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choose test="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when test="line.type == 'line'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51"><text:placeholder text:placeholder-type="text">&lt;if test="line.product.code"&gt;</text:placeholder> </text:p>
            <text:p text:style-name="P119"><text:placeholder text:placeholder-type="text">&lt;line.product.code[0:7]&gt;</text:placeholder> </text:p>
            <text:p text:style-name="P118"><text:placeholder text:placeholder-type="text">&lt;/if&gt;</text:placeholder></text:p>
          </table:table-cell>
          <table:table-cell table:style-name="Table5.A2" office:value-type="string">
            <text:p text:style-name="P119"><text:placeholder text:placeholder-type="text">&lt;for each="line in line.product.name[0:40]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5.A2" office:value-type="string">
            <text:p text:style-name="P118"><text:placeholder text:placeholder-type="text">&lt;(formatLang(line.quantity, invoice.party.lang))&gt;</text:placeholder></text:p>
          </table:table-cell>
          <table:table-cell table:style-name="Table5.A2" office:value-type="string">
            <text:p text:style-name="P118"><text:placeholder text:placeholder-type="text">&lt;formatLang(line.product.template.list_price, invoice.party.lang, currency=invoice.currency)&gt;</text:placeholder></text:p>
          </table:table-cell>
          <table:table-cell table:style-name="Table5.A2" office:value-type="string">
            <text:p text:style-name="P118"><text:placeholder text:placeholder-type="text">&lt;formatLang(line.amount, invoice.party.lang, currency=invoice.currency)&gt;</text:placeholder></text:p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when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when test="line.type == 'subtotal'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when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when test="line.type == 'title'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when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otherwise test=""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otherwise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choose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8"/>
          </table:table-cell>
        </table:table-row>
        <table:table-row table:style-name="Table5.2"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19"><text:placeholder text:placeholder-type="text">&lt;/for&gt;</text:placeholder>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18"/>
          </table:table-cell>
          <table:table-cell table:style-name="Table5.A2" office:value-type="string">
            <text:p text:style-name="P120"/>
          </table:table-cell>
        </table:table-row>
        <table:table-row table:style-name="Table5.1">
          <table:table-cell table:style-name="Table5.A2" office:value-type="string">
            <text:p text:style-name="P121"/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24"/>
          </table:table-cell>
          <table:table-cell table:style-name="Table5.D18" office:value-type="string">
            <text:p text:style-name="P126">S<text:span text:style-name="T11">ub</text:span>total:</text:p>
          </table:table-cell>
          <table:table-cell table:style-name="Table5.D18" office:value-type="string">
            <text:p text:style-name="P130"><text:placeholder text:placeholder-type="text">&lt;formatLang(invoice.untaxed_amount, invoice.party.lang, currency=invoice.currency)&gt;</text:placeholder></text:p>
          </table:table-cell>
        </table:table-row>
        <table:table-row table:style-name="Table5.1">
          <table:table-cell table:style-name="Table5.A2" office:value-type="string">
            <text:p text:style-name="P137">SON:</text:p>
          </table:table-cell>
          <table:table-cell table:style-name="Table5.A2" office:value-type="string">
            <text:p text:style-name="P13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27">Descuento:</text:p>
          </table:table-cell>
          <table:table-cell table:style-name="Table5.A2" office:value-type="string">
            <text:p text:style-name="P132"><text:placeholder text:placeholder-type="text">&lt;formatLang(descuento, invoice.party.lang, currency=invoice.currency)&gt;</text:placeholder></text:p>
          </table:table-cell>
        </table:table-row>
        <table:table-row table:style-name="Table5.1">
          <table:table-cell table:style-name="Table5.A2" office:value-type="string">
            <text:p text:style-name="P121"/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28">Subtotal <text:span text:style-name="T6">0</text:span>%:</text:p>
          </table:table-cell>
          <table:table-cell table:style-name="Table5.A2" office:value-type="string">
            <text:p text:style-name="P133"><text:placeholder text:placeholder-type="text">&lt;formatLang(subtotal_0, invoice.party.lang, currency=invoice.currency)&gt;</text:placeholder></text:p>
          </table:table-cell>
        </table:table-row>
        <table:table-row table:style-name="Table5.21">
          <table:table-cell table:style-name="Table5.A2" office:value-type="string">
            <text:p text:style-name="P121"/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24"/>
          </table:table-cell>
          <table:table-cell table:style-name="Table5.A2" office:value-type="string">
            <text:p text:style-name="P134">Subtotal <text:span text:style-name="T6">12</text:span>%:</text:p>
          </table:table-cell>
          <table:table-cell table:style-name="Table5.A2" office:value-type="string">
            <text:p text:style-name="P132"><text:placeholder text:placeholder-type="text">&lt;formatLang(subtotal_12, invoice.party.lang, currency=invoice.currency)&gt;</text:placeholder></text:p>
          </table:table-cell>
        </table:table-row>
        <table:table-row table:style-name="Table5.22">
          <table:table-cell table:style-name="Table5.A2" office:value-type="string">
            <text:p text:style-name="P121"/>
          </table:table-cell>
          <table:table-cell table:style-name="Table5.A2" office:value-type="string">
            <text:p text:style-name="P123"><text:s text:c="2"/></text:p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29">IVA 12%:</text:p>
          </table:table-cell>
          <table:table-cell table:style-name="Table5.A2" office:value-type="string">
            <text:p text:style-name="P131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5.1">
          <table:table-cell table:style-name="Table5.A23" office:value-type="string">
            <text:p text:style-name="P121"/>
          </table:table-cell>
          <table:table-cell table:style-name="Table5.B23" office:value-type="string">
            <text:p text:style-name="P149"/>
            <text:p text:style-name="P149"/>
            <text:p text:style-name="P149"/>
            <text:p text:style-name="P149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22">________________</text:p>
                  <text:p text:style-name="P122">Firma Autorizada </text:p>
                </table:table-cell>
                <table:table-cell table:style-name="Table8.A1" office:value-type="string">
                  <text:p text:style-name="P122">_______________</text:p>
                  <text:p text:style-name="P122"><text:s text:c="2"/>Cliente</text:p>
                </table:table-cell>
              </table:table-row>
            </table:table>
            <text:p text:style-name="P152"/>
          </table:table-cell>
          <table:table-cell table:style-name="Table5.C23" office:value-type="string">
            <text:p text:style-name="P149"/>
          </table:table-cell>
          <table:table-cell table:style-name="Table5.A2" office:value-type="string">
            <text:p text:style-name="P135">TOTAL:</text:p>
          </table:table-cell>
          <table:table-cell table:style-name="Table5.A2" office:value-type="string">
            <text:p text:style-name="P136"><text:placeholder text:placeholder-type="text">&lt;formatLang(invoice.total_amount, invoice.party.lang, currency=invoice.currency)&gt;</text:placeholder></text:p>
          </table:table-cell>
        </table:table-row>
      </table:table>
      <text:p text:style-name="P146"/>
      <text:p text:style-name="P25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  <style:text-properties style:font-name="Source Sans Pro" fo:font-size="10pt" officeooo:rsid="0020b251" officeooo:paragraph-rsid="0091770d" style:font-size-asian="10pt" style:font-size-complex="10pt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>Nodux Cía. Ltda.: (07) 2 560215 – 0999323367 – hola@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26T10:37:11.748020700</dc:date>
    <meta:editing-duration>PT9H32M39S</meta:editing-duration>
    <meta:editing-cycles>134</meta:editing-cycles>
    <meta:generator>LibreOffice/5.0.2.2$Linux_X86_64 LibreOffice_project/37b43f919e4de5eeaca9b9755ed688758a8251fe</meta:generator>
    <meta:document-statistic meta:table-count="12" meta:image-count="0" meta:object-count="0" meta:page-count="8" meta:paragraph-count="268" meta:word-count="550" meta:character-count="7084" meta:non-whitespace-character-count="6727"/>
  </office:meta>
</office:document-meta>
</file>